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7" style:family="table-cell" style:parent-style-name="Default" style:data-style-name="N2">
      <style:table-cell-properties style:vertical-align="automatic" fo:wrap-option="wrap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3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/>
          <table:table-cell table:style-name="ce4"/>
          <table:table-cell office:value-type="string" table:number-columns-spanned="2" table:number-rows-spanned="2" table:style-name="ce29">
            <text:p>Todo Item Name</text:p>
          </table:table-cell>
          <table:covered-table-cell/>
          <table:table-cell office:value-type="string" table:number-columns-spanned="1" table:number-rows-spanned="2" table:style-name="ce30">
            <text:p>Status</text:p>
          </table:table-cell>
          <table:table-cell office:value-type="string" table:number-columns-spanned="1" table:number-rows-spanned="2" table:style-name="ce31">
            <text:p>Expected Time to Implement</text:p>
          </table:table-cell>
          <table:table-cell office:value-type="string" table:number-columns-spanned="1" table:number-rows-spanned="2" table:style-name="ce29">
            <text:p>Importance of Implementation</text:p>
          </table:table-cell>
          <table:table-cell office:value-type="string" table:number-columns-spanned="5" table:number-rows-spanned="1" table:style-name="ce32">
            <text:p>Person Taking Implementation</text:p>
          </table:table-cell>
          <table:covered-table-cell table:number-columns-repeated="4"/>
          <table:table-cell table:number-columns-repeated="16372" table:style-name="ce4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eveloper</text:p>
          </table:table-cell>
          <table:table-cell office:value-type="string" table:style-name="ce6">
            <text:p>Start Date</text:p>
          </table:table-cell>
          <table:table-cell office:value-type="string" table:style-name="ce6">
            <text:p>Predicted End Date</text:p>
          </table:table-cell>
          <table:table-cell office:value-type="string" table:style-name="ce6">
            <text:p>End Date</text:p>
          </table:table-cell>
          <table:table-cell office:value-type="string" table:style-name="ce6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33">
            <text:p>Design</text:p>
          </table:table-cell>
          <table:table-cell office:value-type="float" office:value="1.01" table:style-name="ce7">
            <text:p>1.01</text:p>
          </table:table-cell>
          <table:table-cell office:value-type="string" table:style-name="ce8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2" table:style-name="ce13">
            <text:p>1.02</text:p>
          </table:table-cell>
          <table:table-cell office:value-type="string" table:style-name="ce8">
            <text:p>Design database</text:p>
          </table:table-cell>
          <table:table-cell office:value-type="string" table:style-name="ce9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3" table:style-name="ce13">
            <text:p>1.03</text:p>
          </table:table-cell>
          <table:table-cell office:value-type="string" table:style-name="ce8">
            <text:p>Client UX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4" table:formula="of:=[.C6]+0.01" table:style-name="ce13">
            <text:p>1.04</text:p>
          </table:table-cell>
          <table:table-cell office:value-type="string" table:style-name="ce8">
            <text:p>Client UI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5" table:formula="of:=[.C7]+0.01" table:style-name="ce13">
            <text:p>1.05</text:p>
          </table:table-cell>
          <table:table-cell office:value-type="string" table:style-name="ce8">
            <text:p>Game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6" table:formula="of:=[.C8]+0.01" table:style-name="ce13">
            <text:p>1.06</text:p>
          </table:table-cell>
          <table:table-cell office:value-type="string" table:style-name="ce8">
            <text:p>Server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7" table:formula="of:=[.C9]+0.01" table:style-name="ce13">
            <text:p>1.07</text:p>
          </table:table-cell>
          <table:table-cell office:value-type="string" table:style-name="ce8">
            <text:p>Client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8" table:formula="of:=[.C10]+0.01" table:style-name="ce13">
            <text:p>1.08</text:p>
          </table:table-cell>
          <table:table-cell office:value-type="string" table:style-name="ce8">
            <text:p>Server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13">
            <text:p>1.09</text:p>
          </table:table-cell>
          <table:table-cell office:value-type="string" table:style-name="ce8">
            <text:p>Client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13">
            <text:p>1.10</text:p>
          </table:table-cell>
          <table:table-cell office:value-type="string" table:style-name="ce8">
            <text:p>Coding standard to adhere to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13">
            <text:p>1.11</text:p>
          </table:table-cell>
          <table:table-cell office:value-type="string" table:style-name="ce8">
            <text:p>Testing engine decision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13">
            <text:p>1.12</text:p>
          </table:table-cell>
          <table:table-cell office:value-type="string" table:style-name="ce8">
            <text:p>Base gameplay design descrip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13">
            <text:p>1.13</text:p>
          </table:table-cell>
          <table:table-cell office:value-type="string" table:style-name="ce8">
            <text:p>Expandable game engine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13">
            <text:p>1.14</text:p>
          </table:table-cell>
          <table:table-cell office:value-type="string" table:style-name="ce8">
            <text:p>Sprite design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9" table:style-name="ce34">
            <text:p>Setup &amp; PoC</text:p>
          </table:table-cell>
          <table:table-cell office:value-type="float" office:value="2.0099999999999998" table:style-name="ce13">
            <text:p>2.01</text:p>
          </table:table-cell>
          <table:table-cell office:value-type="string" table:style-name="ce22">
            <text:p>Setup working REST server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4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Get server working with angularJS</text:p>
          </table:table-cell>
          <table:table-cell office:value-type="string" table:style-name="ce9">
            <text:p>InProgress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Simple database calls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99999999999994" table:formula="of:=[.C21]+0.01" table:style-name="ce13">
            <text:p>2.03</text:p>
          </table:table-cell>
          <table:table-cell office:value-type="string" table:style-name="ce22">
            <text:p>Test REST using postman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399999999999991" table:formula="of:=[.C22]+0.01" table:style-name="ce13">
            <text:p>2.04</text:p>
          </table:table-cell>
          <table:table-cell office:value-type="string" table:style-name="ce22">
            <text:p>Develop SocketIO interface for server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99999999999989" table:formula="of:=[.C23]+0.01" table:style-name="ce13">
            <text:p>2.05</text:p>
          </table:table-cell>
          <table:table-cell office:value-type="string" table:style-name="ce22">
            <text:p>Create test angular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599999999999987" table:formula="of:=[.C24]+0.01" table:style-name="ce13">
            <text:p>2.06</text:p>
          </table:table-cell>
          <table:table-cell office:value-type="string" table:style-name="ce22">
            <text:p>Socket communication with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99999999999985" table:formula="of:=[.C25]+0.01" table:style-name="ce13">
            <text:p>2.07</text:p>
          </table:table-cell>
          <table:table-cell office:value-type="string" table:style-name="ce22">
            <text:p>Practice and get phaser(js) functionality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5">
          <table:table-cell/>
          <table:covered-table-cell/>
          <table:table-cell table:style-name="ce16"/>
          <table:table-cell table:style-name="ce24"/>
          <table:table-cell table:number-columns-repeated="2" table:style-name="ce18"/>
          <table:table-cell table:style-name="ce25"/>
          <table:table-cell table:number-columns-repeated="4" table:style-name="ce26"/>
          <table:table-cell table:style-name="ce21"/>
          <table:table-cell table:number-columns-repeated="16372"/>
        </table:table-row>
        <table:table-row table:style-name="ro6">
          <table:table-cell/>
          <table:table-cell office:value-type="string" table:number-columns-spanned="1" table:number-rows-spanned="7" table:style-name="ce35">
            <text:p>Implementation</text:p>
          </table:table-cell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4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2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style-name="ce27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3" table:style-name="ro1">
          <table:table-cell/>
          <table:table-cell table:style-name="ce1"/>
          <table:table-cell table:style-name="ce2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5" table:style-name="ro1">
          <table:table-cell table:number-columns-repeated="3"/>
          <table:table-cell table:style-name="ce28"/>
          <table:table-cell table:number-columns-repeated="1638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5T15:13:15Z</dc:date>
  </office:meta>
</office:document-meta>
</file>